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1b7" officeooo:paragraph-rsid="000fa1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1:00:23.657343185</meta:creation-date>
    <dc:date>2021-09-10T11:00:38.575735232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